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3.1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«В начале было Слово...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«В начале было Слово...»</text:p>
          </table:table-cell>
          <table:table-cell office:value-type="string" calcext:value-type="string">
            <text:p>литератур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«Наследники Левши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III Южно-Российская межрегиональная олимпиада школьников «Архитектура и искусство» по комплексу предметов (рисунок, живопись, композиция, черчение)</text:p>
          </table:table-cell>
          <table:table-cell office:value-type="string" calcext:value-type="string">
            <text:p>искусство, черче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по финансовой грамотности, финансовому рынку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учащихся музыкальных колледжей</text:p>
          </table:table-cell>
          <table:table-cell office:value-type="string" calcext:value-type="string">
            <text:p>хоровое дириж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учащихся музыкальных колледжей</text:p>
          </table:table-cell>
          <table:table-cell office:value-type="string" calcext:value-type="string">
            <text:p>инструменты народного оркест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учащихся музыкальных колледжей</text:p>
          </table:table-cell>
          <table:table-cell office:value-type="string" calcext:value-type="string">
            <text:p>струнные инструмент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учащихся музыкальных колледжей</text:p>
          </table:table-cell>
          <table:table-cell office:value-type="string" calcext:value-type="string">
            <text:p>теория и история музы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учащихся музыкальных колледжей</text:p>
          </table:table-cell>
          <table:table-cell office:value-type="string" calcext:value-type="string">
            <text:p>музыкальная педагогика и исполнительств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востоковеде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дизай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восточные язы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электроника и вычислительная техн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 мировых цивилизаци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культур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сновы бизнес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полит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псих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русски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соц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лосо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-финансист!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-финансист!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-финансист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-финансист!»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Нанотехнологии - прорыв в будущее!» </text:p>
          </table:table-cell>
          <table:table-cell office:value-type="string" calcext:value-type="string">
            <text:p>нанотехнологи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би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литератур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экономическая олимпиада школьников имени Н.Д. Кондратьева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узовско-академическая олимпиада по программированию на Урале</text:p>
          </table:table-cell>
          <table:table-cell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Герценовская олимпиада школьников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ерценовская олимпиада школьников</text:p>
          </table:table-cell>
          <table:table-cell office:value-type="string" calcext:value-type="string">
            <text:p>иностранные язы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осударственный аудит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утафинская олимпиада школьников по праву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вузовская олимпиада школьников «Первый успех»</text:p>
          </table:table-cell>
          <table:table-cell office:value-type="string" calcext:value-type="string">
            <text:p>педагогические науки и образ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«Искусство графики»</text:p>
          </table:table-cell>
          <table:table-cell office:value-type="string" calcext:value-type="string">
            <text:p>рисуно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«Искусство графики»</text:p>
          </table:table-cell>
          <table:table-cell office:value-type="string" calcext:value-type="string">
            <text:p>графический дизай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по праву «ФЕМИДА»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САММАТ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Архитектура и искусство» по комплексу предметов (рисунок, композиция)</text:p>
          </table:table-cell>
          <table:table-cell office:value-type="string" calcext:value-type="string">
            <text:p>искусст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Евразийская лингвистическая олимпиада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. В.Е.Татлина</text:p>
          </table:table-cell>
          <table:table-cell office:value-type="string" calcext:value-type="string">
            <text:p>рисуно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. В.Е.Татлина</text:p>
          </table:table-cell>
          <table:table-cell office:value-type="string" calcext:value-type="string">
            <text:p>композиц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. В.Е.Татлина</text:p>
          </table:table-cell>
          <table:table-cell office:value-type="string" calcext:value-type="string">
            <text:p>граф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.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. И.Я. Верченко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траслевая олимпиада школьников «Паруса надежды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траслевая олимпиада школьников «Паруса надежды»</text:p>
          </table:table-cell>
          <table:table-cell office:value-type="string" calcext:value-type="string">
            <text:p>техника и технологи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ый экономический фестиваль школьников «Сибириада. Шаг в мечту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ге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ногопрофиль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полит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соци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гене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 искусст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зобразительное искусст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лингв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бщероссийская олимпиада школьников «Основы православной культуры»</text:p>
          </table:table-cell>
          <table:table-cell office:value-type="string" calcext:value-type="string">
            <text:p>основы православной культур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бъединённая межвузовская математиче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бъединённая международная математическая олимпиада «Формула Единства» / «Третье тысячелетие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бъединённая международная математическая олимпиада «Формула Единства» / «Третье тысячелетие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кеан знаний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кеан знан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кеан знаний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программная инженерия финансовых технологи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умный город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аэрокосмически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искусственный интеллек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композитные технологи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инженерные биологические системы: агробиотехнологи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анализ космических снимков и геопространственных данных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нейротехнологии и когнитивные нау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передовые производственные технологи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спутниковы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летающая робототехн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геномное редакт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по комплексу предметов «Культура и искусство»</text:p>
          </table:table-cell>
          <table:table-cell office:value-type="string" calcext:value-type="string">
            <text:p>технический рисунок и декоративная композиц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по комплексу предметов «Культура и искусство»</text:p>
          </table:table-cell>
          <table:table-cell office:value-type="string" calcext:value-type="string">
            <text:p>академический рисунок, живопись, композиция, история искусства и культур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Университета Иннополис «Innopolis Open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Университета Иннополис «Innopolis Open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б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ге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ждународные отношения и глоб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стория российской государственност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филосо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эк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сих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усски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космонав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комплекс предметов (физика, информатика, математика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б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Робофест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би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по программированию «ТехноКубок»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журналис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б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китай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едицин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соц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женерны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федерального государственного бюджетного образовательного учреждения высшего образования «Всероссийский государственный университет юстиции (РПА Минюста России)» «В мир права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федерального государственного бюджетного образовательного учреждения высшего образования «Всероссийский государственный университет юстиции (РПА Минюста России)» «В мир права»</text:p>
          </table:table-cell>
          <table:table-cell office:value-type="string" calcext:value-type="string">
            <text:p>прав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олимпиада Северо-Кавказского федерального университета среди учащихся образовательных организаций «45 параллель»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ткрытая олимпиада школьников по программированию «Когнитивные технологии»</text:p>
          </table:table-cell>
          <table:table-cell office:value-type="string" calcext:value-type="string">
            <text:p>информатика и ик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географ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информационные и коммуникационные технологи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еверо-Восточн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Сибирская межрегиональная олимпиада школьников «Архитектурно-дизайнерское творчество»</text:p>
          </table:table-cell>
          <table:table-cell office:value-type="string" calcext:value-type="string">
            <text:p>архитектура, изобразительные и прикладные виды искусст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трогановская олимпиада на базе МГХПА им. С.Г. Строганова </text:p>
          </table:table-cell>
          <table:table-cell office:value-type="string" calcext:value-type="string">
            <text:p>рисунок, живопись, скульптура, дизай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елевизионная гуманитарная олимпиада школьников «Умницы и умники»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астрономия и науки о земл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лингвис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Учитель школы будущего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Филологическая олимпиада для школьников 5-11 классов «Юный словесник»</text:p>
          </table:table-cell>
          <table:table-cell office:value-type="string" calcext:value-type="string">
            <text:p>фил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ткрытая олимпиада по музыкально-теоретическим дисциплинам для учащихся детских музыкальных школ и детских школ искусств</text:p>
          </table:table-cell>
          <table:table-cell office:value-type="string" calcext:value-type="string">
            <text:p>теория и история музыки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Cantarell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55:34.962274877</meta:creation-date>
    <dc:date>2025-01-17T15:58:08.858823105</dc:date>
    <meta:editing-duration>PT2M34S</meta:editing-duration>
    <meta:editing-cycles>1</meta:editing-cycles>
    <meta:document-statistic meta:table-count="1" meta:cell-count="849" meta:object-count="0"/>
    <meta:generator>LibreOffice/24.8.4.2$Linux_X86_64 LibreOffice_project/480$Build-2</meta:generator>
  </office:meta>
</office:document-meta>
</file>